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729fcf" draw:opacity="0%" draw:textarea-horizontal-align="justify" draw:textarea-vertical-align="middle" draw:auto-grow-height="false" fo:min-height="7.243cm" fo:min-width="7.374cm" draw:shadow-opacity="0%"/>
    </style:style>
    <style:style style:name="gr2" style:family="graphic" style:parent-style-name="standard">
      <style:graphic-properties draw:textarea-horizontal-align="justify" draw:textarea-vertical-align="middle" draw:auto-grow-height="false" fo:min-height="1.637cm" fo:min-width="2.374cm"/>
    </style:style>
    <style:style style:name="gr3" style:family="graphic" style:parent-style-name="standard">
      <style:graphic-properties svg:stroke-width="0.051cm" svg:stroke-color="#3465a4" draw:marker-start="Arrow" draw:marker-start-width="0.457cm" draw:marker-end="Arrow" draw:marker-end-width="0.457cm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29fcf" draw:opacity="0%"/>
      <style:paragraph-properties fo:text-align="center"/>
    </style:style>
    <style:style style:name="T1" style:family="text">
      <style:text-properties fo:font-size="14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874cm" svg:height="7.493cm" svg:x="3.286cm" svg:y="4.429cm">
          <text:p text:style-name="P1">Computer 1</text:p>
          <text:p text:style-name="P1"/>
          <text:p text:style-name="P1">IP: 192.168.1.100</text:p>
          <text:p text:style-name="P1"/>
          <text:p text:style-name="P1">Running:<text:line-break/></text:p>
          <text:p text:style-name="P1">Backplane</text:p>
          <text:p text:style-name="P1"/>
          <text:p text:style-name="P1">And</text:p>
          <text:p text:style-name="P1"/>
          <text:p text:style-name="P1">EchoServ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874cm" svg:height="7.493cm" svg:x="17.256cm" svg:y="4.175cm">
          <text:p text:style-name="P1">Computer 2</text:p>
          <text:p text:style-name="P1"/>
          <text:p text:style-name="P1">IP: 192.168.1.200</text:p>
          <text:p text:style-name="P1"/>
          <text:p text:style-name="P1">Running:</text:p>
          <text:p text:style-name="P1"/>
          <text:p text:style-name="P1"><text:span text:style-name="T1">EchoCmdClient -b 192.168.1.100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064cm" svg:height="2.667cm" svg:x="12.049cm" svg:y="13.7cm">
          <text:p text:style-name="P1">Networ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7.256cm" svg:y1="7.477cm" svg:x2="15.478cm" svg:y2="14.208cm">
          <text:p/>
        </draw:line>
        <draw:line draw:style-name="gr3" draw:text-style-name="P1" draw:layer="layout" svg:x1="12.684cm" svg:y1="14.081cm" svg:x2="11.287cm" svg:y2="7.604cm">
          <text:p/>
        </draw:lin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7T17:33:14.032322147</meta:creation-date>
    <dc:date>2018-06-07T17:54:28.044485239</dc:date>
    <meta:editing-duration>PT13S</meta:editing-duration>
    <meta:editing-cycles>1</meta:editing-cycles>
    <meta:document-statistic meta:object-count="5"/>
    <meta:generator>LibreOffice/6.0.3.2$Linux_X86_64 LibreOffice_project/00m0$Build-2</meta:generator>
  </office:meta>
</office:document-meta>
</file>